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Key.MultiKey( Object key1 , Object ke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Key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.calculateHashCode( Object [ ] key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Key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.MultiKey( Object [ ] keys , boolean makeCl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Key.MultiKey( Object key1 , Object key2 , Object key3 , Object key4 , Object key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.getKey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.MultiKey( Object key1 , Object key2 , Object key3 , Object key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.MultiKey( Object [ ]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Key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Key.MultiKey( Object key1 , Object key2 , Object key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